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50736" calcext:value-type="float">
            <text:p>0.6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9128" calcext:value-type="float">
            <text:p>0.6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3605846153846" calcext:value-type="float">
            <text:p>0.7736058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3959428571429" calcext:value-type="float">
            <text:p>0.763959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1295724137931" calcext:value-type="float">
            <text:p>0.6712957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0748" calcext:value-type="float">
            <text:p>0.6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035586206897" calcext:value-type="float">
            <text:p>0.6000355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8976571428571" calcext:value-type="float">
            <text:p>0.628976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610124137931" calcext:value-type="float">
            <text:p>0.62610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884444444444" calcext:value-type="float">
            <text:p>0.6558844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818206896552" calcext:value-type="float">
            <text:p>0.673818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5111483870968" calcext:value-type="float">
            <text:p>0.85511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15984" calcext:value-type="float">
            <text:p>0.9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3671225806452" calcext:value-type="float">
            <text:p>0.93367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28048" calcext:value-type="float">
            <text:p>0.9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22167741935" calcext:value-type="float">
            <text:p>1.03622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979019354839" calcext:value-type="float">
            <text:p>1.0497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172" calcext:value-type="float">
            <text:p>1.0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847716129032" calcext:value-type="float">
            <text:p>1.1384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61952" calcext:value-type="float">
            <text:p>1.20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03104516129" calcext:value-type="float">
            <text:p>1.2303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970971428571" calcext:value-type="float">
            <text:p>1.26970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386735483871" calcext:value-type="float">
            <text:p>1.2738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57496774194" calcext:value-type="float">
            <text:p>1.4785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348" calcext:value-type="float">
            <text:p>1.51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58761290323" calcext:value-type="float">
            <text:p>1.53058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7088" calcext:value-type="float">
            <text:p>1.58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765522580645" calcext:value-type="float">
            <text:p>1.5676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130477419355" calcext:value-type="float">
            <text:p>1.5413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93288" calcext:value-type="float">
            <text:p>1.58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66967741936" calcext:value-type="float">
            <text:p>1.57266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2552" calcext:value-type="float">
            <text:p>1.6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336361290323" calcext:value-type="float">
            <text:p>1.6433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682057142857" calcext:value-type="float">
            <text:p>1.66682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482683870968" calcext:value-type="float">
            <text:p>1.6748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044851612903" calcext:value-type="float">
            <text:p>1.7204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875668965517" calcext:value-type="float">
            <text:p>1.718756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477470967742" calcext:value-type="float">
            <text:p>1.7247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17592" calcext:value-type="float">
            <text:p>1.78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00077419355" calcext:value-type="float">
            <text:p>1.7760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05341935484" calcext:value-type="float">
            <text:p>1.7670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49496" calcext:value-type="float">
            <text:p>1.70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60593548387" calcext:value-type="float">
            <text:p>1.6526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8664" calcext:value-type="float">
            <text:p>1.64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598941935484" calcext:value-type="float">
            <text:p>1.6359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653155555556" calcext:value-type="float">
            <text:p>1.656531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7068" calcext:value-type="float">
            <text:p>1.6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603168" calcext:value-type="float">
            <text:p>1.686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114133333333" calcext:value-type="float">
            <text:p>1.68114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529163636364" calcext:value-type="float">
            <text:p>1.675291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691733333333" calcext:value-type="float">
            <text:p>1.66691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2303" calcext:value-type="float">
            <text:p>1.6623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029292307692" calcext:value-type="float">
            <text:p>1.640292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603723076923" calcext:value-type="float">
            <text:p>1.646037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507288888889" calcext:value-type="float">
            <text:p>1.585072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693969230769" calcext:value-type="float">
            <text:p>1.656939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80088888889" calcext:value-type="float">
            <text:p>1.694800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835072" calcext:value-type="float">
            <text:p>1.678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0116" calcext:value-type="float">
            <text:p>1.6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172670967742" calcext:value-type="float">
            <text:p>1.7217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9272" calcext:value-type="float">
            <text:p>1.7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522580645161" calcext:value-type="float">
            <text:p>1.7452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18176" calcext:value-type="float">
            <text:p>1.79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20438709677" calcext:value-type="float">
            <text:p>1.75820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123509677419" calcext:value-type="float">
            <text:p>1.72123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49344" calcext:value-type="float">
            <text:p>1.6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896206451613" calcext:value-type="float">
            <text:p>1.74896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19192" calcext:value-type="float">
            <text:p>1.7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239174193548" calcext:value-type="float">
            <text:p>1.78239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849314285714" calcext:value-type="float">
            <text:p>1.76849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015922580645" calcext:value-type="float">
            <text:p>1.79015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2892" calcext:value-type="float">
            <text:p>1.8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270912" calcext:value-type="float">
            <text:p>1.802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22953846154" calcext:value-type="float">
            <text:p>1.807229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51552" calcext:value-type="float">
            <text:p>1.7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38369230769" calcext:value-type="float">
            <text:p>1.780383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947015384615" calcext:value-type="float">
            <text:p>1.739470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835328" calcext:value-type="float">
            <text:p>1.668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392114285714" calcext:value-type="float">
            <text:p>1.76392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54" calcext:value-type="float">
            <text:p>1.78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292" calcext:value-type="float">
            <text:p>1.7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546" calcext:value-type="float">
            <text:p>1.7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305" calcext:value-type="float">
            <text:p>1.54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32937931035" calcext:value-type="float">
            <text:p>1.584329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032704" calcext:value-type="float">
            <text:p>1.580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725511111111" calcext:value-type="float">
            <text:p>1.547255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408184615385" calcext:value-type="float">
            <text:p>1.534081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56551724138" calcext:value-type="float">
            <text:p>1.46356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72488" calcext:value-type="float">
            <text:p>1.4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125324137931" calcext:value-type="float">
            <text:p>1.461253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812" calcext:value-type="float">
            <text:p>1.4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29688888889" calcext:value-type="float">
            <text:p>1.472296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41576" calcext:value-type="float">
            <text:p>1.46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03448275862" calcext:value-type="float">
            <text:p>1.432034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48968" calcext:value-type="float">
            <text:p>1.43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95096774194" calcext:value-type="float">
            <text:p>1.4389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3088" calcext:value-type="float">
            <text:p>1.5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959277419355" calcext:value-type="float">
            <text:p>1.5595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0488" calcext:value-type="float">
            <text:p>1.50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32712" calcext:value-type="float">
            <text:p>1.43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239819354839" calcext:value-type="float">
            <text:p>1.34239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3776" calcext:value-type="float">
            <text:p>1.31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627329032258" calcext:value-type="float">
            <text:p>1.3262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46035862069" calcext:value-type="float">
            <text:p>1.33460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318477419355" calcext:value-type="float">
            <text:p>1.3431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659148387097" calcext:value-type="float">
            <text:p>1.26659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2672" calcext:value-type="float">
            <text:p>1.27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40464516129" calcext:value-type="float">
            <text:p>1.2834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46888" calcext:value-type="float">
            <text:p>1.29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57935483871" calcext:value-type="float">
            <text:p>1.2555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408192" calcext:value-type="float">
            <text:p>1.204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002628571429" calcext:value-type="float">
            <text:p>1.19002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915380645161" calcext:value-type="float">
            <text:p>1.1691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26088" calcext:value-type="float">
            <text:p>1.16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829780645161" calcext:value-type="float">
            <text:p>1.1782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668142857143" calcext:value-type="float">
            <text:p>1.20668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66928" calcext:value-type="float">
            <text:p>1.32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38632" calcext:value-type="float">
            <text:p>1.3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209161290323" calcext:value-type="float">
            <text:p>1.3720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42568" calcext:value-type="float">
            <text:p>1.39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2472" calcext:value-type="float">
            <text:p>1.3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55192" calcext:value-type="float">
            <text:p>1.38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0496" calcext:value-type="float">
            <text:p>1.36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051251612903" calcext:value-type="float">
            <text:p>1.4705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0344" calcext:value-type="float">
            <text:p>1.46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72593548387" calcext:value-type="float">
            <text:p>1.4697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638" calcext:value-type="float">
            <text:p>1.5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53961290323" calcext:value-type="float">
            <text:p>1.52753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726368" calcext:value-type="float">
            <text:p>1.637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1" calcext:value-type="float">
            <text:p>1.6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17824" calcext:value-type="float">
            <text:p>1.685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7266" calcext:value-type="float">
            <text:p>1.747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272704" calcext:value-type="float">
            <text:p>1.732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89568" calcext:value-type="float">
            <text:p>1.740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25" calcext:value-type="float">
            <text:p>1.7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372" calcext:value-type="float">
            <text:p>1.70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8056" calcext:value-type="float">
            <text:p>1.7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72" calcext:value-type="float">
            <text:p>1.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8564" calcext:value-type="float">
            <text:p>1.71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84" meta:object-count="0"/>
    <meta:user-defined meta:name="AppVersion">3.0</meta:user-defined>
  </office:meta>
</office:document-meta>
</file>